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4" style:family="table-cell" style:parent-style-name="Default" style:data-style-name="N121"/>
    <style:style style:name="ce5" style:family="table-cell" style:parent-style-name="Default" style:data-style-name="N61"/>
    <style:style style:name="ce6" style:family="table-cell" style:parent-style-name="Default" style:data-style-name="N2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ozar_Chebyshev_Impedance_Transforms" table:style-name="ta1">
        <table:shapes>
          <draw:frame draw:z-index="0" draw:style-name="gr1" draw:text-style-name="P1" svg:width="673.48pt" svg:height="449.49pt" svg:x="616.96pt" svg:y="0.03pt">
            <draw:object draw:notify-on-update-of-ranges="Pozar_Chebyshev_Impedance_Transforms.A4:Pozar_Chebyshev_Impedance_Transforms.A11 Pozar_Chebyshev_Impedance_Transforms.B3:Pozar_Chebyshev_Impedance_Transforms.B3 Pozar_Chebyshev_Impedance_Transforms.B4:Pozar_Chebyshev_Impedance_Transforms.B11 Pozar_Chebyshev_Impedance_Transforms.A4:Pozar_Chebyshev_Impedance_Transforms.A11 Pozar_Chebyshev_Impedance_Transforms.C3:Pozar_Chebyshev_Impedance_Transforms.C3 Pozar_Chebyshev_Impedance_Transforms.C4:Pozar_Chebyshev_Impedance_Transform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 table:number-columns-spanned="10" table:number-rows-spanned="1">
            <text:p>2 Section (4-elements)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-26" calcext:value-type="float" table:number-columns-spanned="2" table:number-rows-spanned="1">
            <text:p>-26</text:p>
          </table:table-cell>
          <table:covered-table-cell/>
          <table:table-cell table:number-columns-repeated="6"/>
          <table:table-cell office:value-type="float" office:value="-14" calcext:value-type="float" table:number-columns-spanned="2" table:number-rows-spanned="1">
            <text:p>-1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ZL/Z0</text:p>
          </table:table-cell>
          <table:table-cell office:value-type="string" calcext:value-type="string">
            <text:p>Z1/Z0</text:p>
          </table:table-cell>
          <table:table-cell office:value-type="string" calcext:value-type="string">
            <text:p>Z2/Z0</text:p>
          </table:table-cell>
          <table:table-cell office:value-type="string" calcext:value-type="string" table:number-columns-spanned="2" table:number-rows-spanned="1">
            <text:p>Z1/Z0 Curve Fit</text:p>
          </table:table-cell>
          <table:covered-table-cell/>
          <table:table-cell office:value-type="string" calcext:value-type="string">
            <text:p>Error [%]</text:p>
          </table:table-cell>
          <table:table-cell office:value-type="string" calcext:value-type="string" table:number-columns-spanned="2" table:number-rows-spanned="1">
            <text:p>Z2/Z0 Curve Fit</text:p>
          </table:table-cell>
          <table:covered-table-cell/>
          <table:table-cell office:value-type="string" calcext:value-type="string">
            <text:p>Error [%]</text:p>
          </table:table-cell>
          <table:table-cell office:value-type="string" calcext:value-type="string">
            <text:p>Z1/Z0</text:p>
          </table:table-cell>
          <table:table-cell office:value-type="string" calcext:value-type="string">
            <text:p>Z2/Z0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float" office:value="1" calcext:value-type="float">
            <text:p>1.00</text:p>
          </table:table-cell>
          <table:table-cell table:style-name="ce1" office:value-type="string" calcext:value-type="string">
            <text:p>x^2</text:p>
          </table:table-cell>
          <table:table-cell table:style-name="ce1" table:formula="of:=[.D$5]*[.A4]^2+[.D$7]*[.A4]^1+[.D$9]*[.A4]^0" office:value-type="float" office:value="1.04606" calcext:value-type="float">
            <text:p>1.05</text:p>
          </table:table-cell>
          <table:table-cell table:style-name="ce7" table:formula="of:=([.B4]-[.E4])/[.B4]" office:value-type="percentage" office:value="-0.0460600000000002" calcext:value-type="percentage">
            <text:p>-4.61%</text:p>
          </table:table-cell>
          <table:table-cell table:style-name="ce1" office:value-type="string" calcext:value-type="string">
            <text:p>x^2</text:p>
          </table:table-cell>
          <table:table-cell table:style-name="ce1" table:formula="of:=[.G$5]*[.A4]^2+[.G$7]*[.A4]^1+[.G$9]*[.A4]^0" office:value-type="float" office:value="1.0247" calcext:value-type="float">
            <text:p>1.02</text:p>
          </table:table-cell>
          <table:table-cell table:style-name="ce7" table:formula="of:=([.C4]-[.H4])/[.C4]" office:value-type="percentage" office:value="-0.0247000000000002" calcext:value-type="percentage">
            <text:p>-2.47%</text:p>
          </table:table-cell>
          <table:table-cell table:number-columns-repeated="2" table:style-name="ce1" office:value-type="float" office:value="1" calcext:value-type="float">
            <text:p>1.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1.1347" calcext:value-type="float">
            <text:p>1.13</text:p>
          </table:table-cell>
          <table:table-cell table:style-name="ce1" office:value-type="float" office:value="1.3219" calcext:value-type="float">
            <text:p>1.32</text:p>
          </table:table-cell>
          <table:table-cell table:style-name="ce5" office:value-type="float" office:value="-0.00794" calcext:value-type="float">
            <text:p>-7.94E-03</text:p>
          </table:table-cell>
          <table:table-cell table:style-name="ce1" table:formula="of:=[.D$5]*[.A5]^2+[.D$7]*[.A5]^1+[.D$9]*[.A5]^0" office:value-type="float" office:value="1.122135" calcext:value-type="float">
            <text:p>1.12</text:p>
          </table:table-cell>
          <table:table-cell table:style-name="ce7" table:formula="of:=([.B5]-[.E5])/[.B5]" office:value-type="percentage" office:value="0.0110734114743985" calcext:value-type="percentage">
            <text:p>1.11%</text:p>
          </table:table-cell>
          <table:table-cell table:style-name="ce5" office:value-type="float" office:value="-0.0133" calcext:value-type="float">
            <text:p>-1.33E-02</text:p>
          </table:table-cell>
          <table:table-cell table:style-name="ce1" table:formula="of:=[.G$5]*[.A5]^2+[.G$7]*[.A5]^1+[.G$9]*[.A5]^0" office:value-type="float" office:value="1.327575" calcext:value-type="float">
            <text:p>1.33</text:p>
          </table:table-cell>
          <table:table-cell table:style-name="ce7" table:formula="of:=([.C5]-[.H5])/[.C5]" office:value-type="percentage" office:value="-0.00429306301535659" calcext:value-type="percentage">
            <text:p>-0.43%</text:p>
          </table:table-cell>
          <table:table-cell table:number-columns-repeated="2" table:style-name="ce1" office:value-type="float" office:value="1.2247" calcext:value-type="float">
            <text:p>1.2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1.2193" calcext:value-type="float">
            <text:p>1.22</text:p>
          </table:table-cell>
          <table:table-cell table:style-name="ce1" office:value-type="float" office:value="1.6402" calcext:value-type="float">
            <text:p>1.64</text:p>
          </table:table-cell>
          <table:table-cell table:style-name="ce1" office:value-type="string" calcext:value-type="string">
            <text:p>x^1</text:p>
          </table:table-cell>
          <table:table-cell table:style-name="ce1" table:formula="of:=[.D$5]*[.A6]^2+[.D$7]*[.A6]^1+[.D$9]*[.A6]^0" office:value-type="float" office:value="1.19424" calcext:value-type="float">
            <text:p>1.19</text:p>
          </table:table-cell>
          <table:table-cell table:style-name="ce7" table:formula="of:=([.B6]-[.E6])/[.B6]" office:value-type="percentage" office:value="0.0205527761830557" calcext:value-type="percentage">
            <text:p>2.06%</text:p>
          </table:table-cell>
          <table:table-cell table:style-name="ce1" office:value-type="string" calcext:value-type="string">
            <text:p>x^1</text:p>
          </table:table-cell>
          <table:table-cell table:style-name="ce1" table:formula="of:=[.G$5]*[.A6]^2+[.G$7]*[.A6]^1+[.G$9]*[.A6]^0" office:value-type="float" office:value="1.6238" calcext:value-type="float">
            <text:p>1.62</text:p>
          </table:table-cell>
          <table:table-cell table:style-name="ce7" table:formula="of:=([.C6]-[.H6])/[.C6]" office:value-type="percentage" office:value="0.00999878063650772" calcext:value-type="percentage">
            <text:p>1.00%</text:p>
          </table:table-cell>
          <table:table-cell table:style-name="ce1" office:value-type="float" office:value="1.3161" calcext:value-type="float">
            <text:p>1.32</text:p>
          </table:table-cell>
          <table:table-cell table:style-name="ce1" office:value-type="float" office:value="1.5197" calcext:value-type="float">
            <text:p>1.52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table:style-name="ce1" office:value-type="float" office:value="1.3494" calcext:value-type="float">
            <text:p>1.35</text:p>
          </table:table-cell>
          <table:table-cell table:style-name="ce1" office:value-type="float" office:value="2.2232" calcext:value-type="float">
            <text:p>2.22</text:p>
          </table:table-cell>
          <table:table-cell table:style-name="ce5" office:value-type="float" office:value="0.172" calcext:value-type="float">
            <text:p>1.72E-01</text:p>
          </table:table-cell>
          <table:table-cell table:style-name="ce1" table:formula="of:=[.D$5]*[.A7]^2+[.D$7]*[.A7]^1+[.D$9]*[.A7]^0" office:value-type="float" office:value="1.32654" calcext:value-type="float">
            <text:p>1.33</text:p>
          </table:table-cell>
          <table:table-cell table:style-name="ce7" table:formula="of:=([.B7]-[.E7])/[.B7]" office:value-type="percentage" office:value="0.0169408626056026" calcext:value-type="percentage">
            <text:p>1.69%</text:p>
          </table:table-cell>
          <table:table-cell table:style-name="ce5" office:value-type="float" office:value="0.639" calcext:value-type="float">
            <text:p>6.39E-01</text:p>
          </table:table-cell>
          <table:table-cell table:style-name="ce1" table:formula="of:=[.G$5]*[.A7]^2+[.G$7]*[.A7]^1+[.G$9]*[.A7]^0" office:value-type="float" office:value="2.1963" calcext:value-type="float">
            <text:p>2.20</text:p>
          </table:table-cell>
          <table:table-cell table:style-name="ce7" table:formula="of:=([.C7]-[.H7])/[.C7]" office:value-type="percentage" office:value="0.0120996761424973" calcext:value-type="percentage">
            <text:p>1.21%</text:p>
          </table:table-cell>
          <table:table-cell table:style-name="ce1" office:value-type="float" office:value="1.4565" calcext:value-type="float">
            <text:p>1.46</text:p>
          </table:table-cell>
          <table:table-cell table:style-name="ce1" office:value-type="float" office:value="2.0598" calcext:value-type="float">
            <text:p>2.0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2.7585" calcext:value-type="float">
            <text:p>2.76</text:p>
          </table:table-cell>
          <table:table-cell table:style-name="ce1" office:value-type="string" calcext:value-type="string">
            <text:p>x^0</text:p>
          </table:table-cell>
          <table:table-cell table:style-name="ce1" table:formula="of:=[.D$5]*[.A8]^2+[.D$7]*[.A8]^1+[.D$9]*[.A8]^0" office:value-type="float" office:value="1.44296" calcext:value-type="float">
            <text:p>1.44</text:p>
          </table:table-cell>
          <table:table-cell table:style-name="ce7" table:formula="of:=([.B8]-[.E8])/[.B8]" office:value-type="percentage" office:value="0.00485517241379291" calcext:value-type="percentage">
            <text:p>0.49%</text:p>
          </table:table-cell>
          <table:table-cell table:style-name="ce1" office:value-type="string" calcext:value-type="string">
            <text:p>x^0</text:p>
          </table:table-cell>
          <table:table-cell table:style-name="ce1" table:formula="of:=[.G$5]*[.A8]^2+[.G$7]*[.A8]^1+[.G$9]*[.A8]^0" office:value-type="float" office:value="2.7422" calcext:value-type="float">
            <text:p>2.74</text:p>
          </table:table-cell>
          <table:table-cell table:style-name="ce7" table:formula="of:=([.C8]-[.H8])/[.C8]" office:value-type="percentage" office:value="0.00590900851912279" calcext:value-type="percentage">
            <text:p>0.59%</text:p>
          </table:table-cell>
          <table:table-cell table:style-name="ce1" office:value-type="float" office:value="1.5651" calcext:value-type="float">
            <text:p>1.57</text:p>
          </table:table-cell>
          <table:table-cell table:style-name="ce1" office:value-type="float" office:value="2.5558" calcext:value-type="float">
            <text:p>2.5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table:style-name="ce1" office:value-type="float" office:value="1.6047" calcext:value-type="float">
            <text:p>1.60</text:p>
          </table:table-cell>
          <table:table-cell table:style-name="ce1" office:value-type="float" office:value="3.7389" calcext:value-type="float">
            <text:p>3.74</text:p>
          </table:table-cell>
          <table:table-cell table:style-name="ce5" office:value-type="float" office:value="0.882" calcext:value-type="float">
            <text:p>8.82E-01</text:p>
          </table:table-cell>
          <table:table-cell table:style-name="ce1" table:formula="of:=[.D$5]*[.A9]^2+[.D$7]*[.A9]^1+[.D$9]*[.A9]^0" office:value-type="float" office:value="1.62816" calcext:value-type="float">
            <text:p>1.63</text:p>
          </table:table-cell>
          <table:table-cell table:style-name="ce7" table:formula="of:=([.B9]-[.E9])/[.B9]" office:value-type="percentage" office:value="-0.01461955505702" calcext:value-type="percentage">
            <text:p>-1.46%</text:p>
          </table:table-cell>
          <table:table-cell table:style-name="ce5" office:value-type="float" office:value="0.399" calcext:value-type="float">
            <text:p>3.99E-01</text:p>
          </table:table-cell>
          <table:table-cell table:style-name="ce1" table:formula="of:=[.G$5]*[.A9]^2+[.G$7]*[.A9]^1+[.G$9]*[.A9]^0" office:value-type="float" office:value="3.7542" calcext:value-type="float">
            <text:p>3.75</text:p>
          </table:table-cell>
          <table:table-cell table:style-name="ce7" table:formula="of:=([.C9]-[.H9])/[.C9]" office:value-type="percentage" office:value="-0.00409211265345419" calcext:value-type="percentage">
            <text:p>-0.41%</text:p>
          </table:table-cell>
          <table:table-cell table:style-name="ce1" office:value-type="float" office:value="1.7321" calcext:value-type="float">
            <text:p>1.73</text:p>
          </table:table-cell>
          <table:table-cell table:style-name="ce1" office:value-type="float" office:value="3.4641" calcext:value-type="float">
            <text:p>3.46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table:style-name="ce1" office:value-type="float" office:value="1.7244" calcext:value-type="float">
            <text:p>1.72</text:p>
          </table:table-cell>
          <table:table-cell table:style-name="ce1" office:value-type="float" office:value="4.6393" calcext:value-type="float">
            <text:p>4.64</text:p>
          </table:table-cell>
          <table:table-cell table:style-name="ce1"/>
          <table:table-cell table:style-name="ce1" table:formula="of:=[.D$5]*[.A10]^2+[.D$7]*[.A10]^1+[.D$9]*[.A10]^0" office:value-type="float" office:value="1.74984" calcext:value-type="float">
            <text:p>1.75</text:p>
          </table:table-cell>
          <table:table-cell table:style-name="ce7" table:formula="of:=([.B10]-[.E10])/[.B10]" office:value-type="percentage" office:value="-0.0147529575504524" calcext:value-type="percentage">
            <text:p>-1.48%</text:p>
          </table:table-cell>
          <table:table-cell table:style-name="ce1"/>
          <table:table-cell table:style-name="ce1" table:formula="of:=[.G$5]*[.A10]^2+[.G$7]*[.A10]^1+[.G$9]*[.A10]^0" office:value-type="float" office:value="4.6598" calcext:value-type="float">
            <text:p>4.66</text:p>
          </table:table-cell>
          <table:table-cell table:style-name="ce7" table:formula="of:=([.C10]-[.H10])/[.C10]" office:value-type="percentage" office:value="-0.00441877007307122" calcext:value-type="percentage">
            <text:p>-0.44%</text:p>
          </table:table-cell>
          <table:table-cell table:style-name="ce1" office:value-type="float" office:value="1.8612" calcext:value-type="float">
            <text:p>1.86</text:p>
          </table:table-cell>
          <table:table-cell table:style-name="ce1" office:value-type="float" office:value="4.2983" calcext:value-type="float">
            <text:p>4.3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1.8233" calcext:value-type="float">
            <text:p>1.82</text:p>
          </table:table-cell>
          <table:table-cell table:style-name="ce1" office:value-type="float" office:value="5.4845" calcext:value-type="float">
            <text:p>5.48</text:p>
          </table:table-cell>
          <table:table-cell table:style-name="ce1"/>
          <table:table-cell table:style-name="ce1" table:formula="of:=[.D$5]*[.A11]^2+[.D$7]*[.A11]^1+[.D$9]*[.A11]^0" office:value-type="float" office:value="1.808" calcext:value-type="float">
            <text:p>1.81</text:p>
          </table:table-cell>
          <table:table-cell table:style-name="ce7" table:formula="of:=([.B11]-[.E11])/[.B11]" office:value-type="percentage" office:value="0.0083913782701694" calcext:value-type="percentage">
            <text:p>0.84%</text:p>
          </table:table-cell>
          <table:table-cell table:style-name="ce1"/>
          <table:table-cell table:style-name="ce1" table:formula="of:=[.G$5]*[.A11]^2+[.G$7]*[.A11]^1+[.G$9]*[.A11]^0" office:value-type="float" office:value="5.459" calcext:value-type="float">
            <text:p>5.46</text:p>
          </table:table-cell>
          <table:table-cell table:style-name="ce7" table:formula="of:=([.C11]-[.H11])/[.C11]" office:value-type="percentage" office:value="0.00464946667882199" calcext:value-type="percentage">
            <text:p>0.46%</text:p>
          </table:table-cell>
          <table:table-cell table:style-name="ce1" office:value-type="float" office:value="1.968" calcext:value-type="float">
            <text:p>1.97</text:p>
          </table:table-cell>
          <table:table-cell table:style-name="ce1" office:value-type="float" office:value="5.0813" calcext:value-type="float">
            <text:p>5.08</text:p>
          </table:table-cell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ce6" table:formula="of:=[.D$5]*[.A12]^2+[.D$7]*[.A12]^1+[.D$9]*[.A12]^0" office:value-type="float" office:value="1.81326" calcext:value-type="float">
            <text:p>1.81</text:p>
          </table:table-cell>
          <table:table-cell table:style-name="ce7" table:formula="of:=([.B12]-[.E12])/[.B12]" office:value-type="string" office:string-value="" calcext:value-type="error">
            <text:p>#DIV/0!</text:p>
          </table:table-cell>
          <table:table-cell/>
          <table:table-cell table:style-name="ce6" table:formula="of:=[.G$5]*[.A12]^2+[.G$7]*[.A12]^1+[.G$9]*[.A12]^0" office:value-type="float" office:value="5.8187" calcext:value-type="float">
            <text:p>5.82</text:p>
          </table:table-cell>
          <table:table-cell table:style-name="ce7" table:formula="of:=([.C12]-[.H12])/[.C1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style-name="ce1" table:formula="of:=[.D$5]*[.A13]^2+[.D$7]*[.A13]^1+[.D$9]*[.A13]^0" office:value-type="float" office:value="1.80264" calcext:value-type="float">
            <text:p>1.80</text:p>
          </table:table-cell>
          <table:table-cell table:style-name="ce7" table:formula="of:=([.B13]-[.E13])/[.B13]" office:value-type="string" office:string-value="" calcext:value-type="error">
            <text:p>#DIV/0!</text:p>
          </table:table-cell>
          <table:table-cell/>
          <table:table-cell table:style-name="ce1" table:formula="of:=[.G$5]*[.A13]^2+[.G$7]*[.A13]^1+[.G$9]*[.A13]^0" office:value-type="float" office:value="6.1518" calcext:value-type="float">
            <text:p>6.15</text:p>
          </table:table-cell>
          <table:table-cell table:style-name="ce7" table:formula="of:=([.C13]-[.H13])/[.C1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>
            <text:p>Interstage Network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hebyshev N=2 from Poza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<text:span text:style-name="T1">lower</text:span> [Hz]</text:p>
          </table:table-cell>
          <table:table-cell table:number-columns-repeated="12"/>
        </table:table-row>
        <table:table-row table:style-name="ro1">
          <table:table-cell table:style-name="ce3" office:value-type="float" office:value="320000000" calcext:value-type="float">
            <text:p>320E+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F5189 Output Rd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FPA3800 Input Rg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/Rg []</text:p>
          </table:table-cell>
          <table:table-cell table:number-columns-repeated="12"/>
        </table:table-row>
        <table:table-row table:style-name="ro1">
          <table:table-cell table:formula="of:=[.A21]/[.A23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number-columns-repeated="12"/>
        </table:table-row>
        <table:table-row table:style-name="ro1">
          <table:table-cell table:style-name="ce1" table:formula="of:=[.E12]*[.A23]" office:value-type="float" office:value="9.0663" calcext:value-type="float">
            <text:p>9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number-columns-repeated="12"/>
        </table:table-row>
        <table:table-row table:style-name="ro1">
          <table:table-cell table:style-name="ce1" table:formula="of:=[.H12]*[.A23]" office:value-type="float" office:value="29.0935" calcext:value-type="float">
            <text:p>29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formula="of:=[.$A$23]" office:value-type="float" office:value="5" calcext:value-type="float">
            <text:p>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1" table:formula="of:=[.$A$27]" office:value-type="float" office:value="9.0663" calcext:value-type="float">
            <text:p>9.07</text:p>
          </table:table-cell>
          <table:table-cell office:value-type="string" calcext:value-type="string">
            <text:p>C1 [F]</text:p>
          </table:table-cell>
          <table:table-cell table:style-name="ce8" table:formula="of:=(2*PI()*[.$A$19])^(-1) * ( ([.D30]*[.B30])^(-1) - ([.D30])^(-2) )^(1/2)" office:value-type="float" office:value="0.0000000000494714652835596" calcext:value-type="float">
            <text:p>49.47E-12</text:p>
          </table:table-cell>
          <table:table-cell office:value-type="string" calcext:value-type="string">
            <text:p>L1 [H]</text:p>
          </table:table-cell>
          <table:table-cell table:style-name="ce8" table:formula="of:=[.F30]/(([.D30])^(-2)+(2*PI()*[.$A$19])^(2)*([.F30])^2)" office:value-type="float" office:value="0.00000000224261572850168" calcext:value-type="float">
            <text:p>2.24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1" table:formula="of:=[.$A$27]" office:value-type="float" office:value="9.0663" calcext:value-type="float">
            <text:p>9.07</text:p>
          </table:table-cell>
          <table:table-cell office:value-type="string" calcext:value-type="string">
            <text:p>Z2 [<text:span text:style-name="T2">Ω]</text:span></text:p>
          </table:table-cell>
          <table:table-cell table:style-name="ce1" table:formula="of:=[.$A$29]" office:value-type="float" office:value="29.0935" calcext:value-type="float">
            <text:p>29.09</text:p>
          </table:table-cell>
          <table:table-cell office:value-type="string" calcext:value-type="string">
            <text:p>C2 [F]</text:p>
          </table:table-cell>
          <table:table-cell table:style-name="ce8" table:formula="of:=(2*PI()*[.$A$19])^(-1) * ( ([.D31]*[.B31])^(-1) - ([.D31])^(-2) )^(1/2)" office:value-type="float" office:value="0.0000000000254079284166908" calcext:value-type="float">
            <text:p>25.41E-12</text:p>
          </table:table-cell>
          <table:table-cell office:value-type="string" calcext:value-type="string">
            <text:p>L2 [H]</text:p>
          </table:table-cell>
          <table:table-cell table:style-name="ce8" table:formula="of:=[.F31]/(([.D31])^(-2)+(2*PI()*[.$A$19])^(2)*([.F31])^2)" office:value-type="float" office:value="0.00000000670185941750437" calcext:value-type="float">
            <text:p>6.70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2 [<text:span text:style-name="T2">Ω]</text:span></text:p>
          </table:table-cell>
          <table:table-cell table:style-name="ce1" table:formula="of:=[.$A$29]" office:value-type="float" office:value="29.0935" calcext:value-type="float">
            <text:p>29.09</text:p>
          </table:table-cell>
          <table:table-cell office:value-type="string" calcext:value-type="string">
            <text:p>Rd [<text:span text:style-name="T2">Ω]</text:span></text:p>
          </table:table-cell>
          <table:table-cell table:formula="of:=[.$A$21]" office:value-type="float" office:value="55" calcext:value-type="float">
            <text:p>55</text:p>
          </table:table-cell>
          <table:table-cell office:value-type="string" calcext:value-type="string">
            <text:p>C3 [F]</text:p>
          </table:table-cell>
          <table:table-cell table:style-name="ce8" table:formula="of:=(2*PI()*[.$A$19])^(-1) * ( ([.D32]*[.B32])^(-1) - ([.D32])^(-2) )^(1/2)" office:value-type="float" office:value="0.0000000000085332378303496" calcext:value-type="float">
            <text:p>8.53E-12</text:p>
          </table:table-cell>
          <table:table-cell office:value-type="string" calcext:value-type="string">
            <text:p>L3 [H]</text:p>
          </table:table-cell>
          <table:table-cell table:style-name="ce8" table:formula="of:=[.F32]/(([.D32])^(-2)+(2*PI()*[.$A$19])^(2)*([.F32])^2)" office:value-type="float" office:value="0.0000000136543965149502" calcext:value-type="float">
            <text:p>13.65E-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Interstage Network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an’s sqrt(ZH*ZL) Hack Job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<text:span text:style-name="T1">center</text:span> [Hz]</text:p>
          </table:table-cell>
          <table:table-cell table:number-columns-repeated="12"/>
        </table:table-row>
        <table:table-row table:style-name="ro1">
          <table:table-cell table:style-name="ce3" office:value-type="float" office:value="400000000" calcext:value-type="float">
            <text:p>400E+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g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-St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formula="of:=[.A39]" office:value-type="float" office:value="4.5" calcext:value-type="float">
            <text:p>4.5</text:p>
          </table:table-cell>
          <table:table-cell office:value-type="string" calcext:value-type="string">
            <text:p>Z0 [<text:span text:style-name="T2">Ω]</text:span></text:p>
          </table:table-cell>
          <table:table-cell table:formula="of:=[.A41]" office:value-type="float" office:value="51" calcext:value-type="float">
            <text:p>51</text:p>
          </table:table-cell>
          <table:table-cell office:value-type="string" calcext:value-type="string">
            <text:p>C1 [F]</text:p>
          </table:table-cell>
          <table:table-cell table:style-name="ce8" table:formula="of:=(2*PI()*[.$A$37])^(-1) * ( ([.D43]*[.B43])^(-1) - ([.D43])^(-2) )^(1/2)" office:value-type="float" office:value="0.0000000000250789981709795" calcext:value-type="float">
            <text:p>25.08E-12</text:p>
          </table:table-cell>
          <table:table-cell office:value-type="string" calcext:value-type="string">
            <text:p>L1 [H]</text:p>
          </table:table-cell>
          <table:table-cell table:style-name="ce8" table:formula="of:=[.F43]/(([.D43])^(-2)+(2*PI()*[.$A$37])^(2)*([.F43])^2)" office:value-type="float" office:value="0.0000000057556300802398" calcext:value-type="float">
            <text:p>5.76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-St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formula="of:=[.A39]" office:value-type="float" office:value="4.5" calcext:value-type="float">
            <text:p>4.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4" table:formula="of:=([.$A$39]*[.$A$41])^(1/2)" office:value-type="float" office:value="15.1492574075431" calcext:value-type="float">
            <text:p>15.1</text:p>
          </table:table-cell>
          <table:table-cell office:value-type="string" calcext:value-type="string">
            <text:p>C1 [F]</text:p>
          </table:table-cell>
          <table:table-cell table:style-name="ce8" table:formula="of:=(2*PI()*[.$A$37])^(-1) * ( ([.D45]*[.B45])^(-1) - ([.D45])^(-2) )^(1/2)" office:value-type="float" office:value="0.0000000000404037988980002" calcext:value-type="float">
            <text:p>40.40E-12</text:p>
          </table:table-cell>
          <table:table-cell office:value-type="string" calcext:value-type="string">
            <text:p>L1 [H]</text:p>
          </table:table-cell>
          <table:table-cell table:style-name="ce8" table:formula="of:=[.F45]/(([.D45])^(-2)+(2*PI()*[.$A$37])^(2)*([.F45])^2)" office:value-type="float" office:value="0.00000000275439397386785" calcext:value-type="float">
            <text:p>2.75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4" table:formula="of:=([.$A$39]*[.$A$41])^(1/2)" office:value-type="float" office:value="15.1492574075431" calcext:value-type="float">
            <text:p>15.1</text:p>
          </table:table-cell>
          <table:table-cell office:value-type="string" calcext:value-type="string">
            <text:p>Z0 [<text:span text:style-name="T2">Ω]</text:span></text:p>
          </table:table-cell>
          <table:table-cell table:formula="of:=[.A41]" office:value-type="float" office:value="51" calcext:value-type="float">
            <text:p>51</text:p>
          </table:table-cell>
          <table:table-cell office:value-type="string" calcext:value-type="string">
            <text:p>C2 [F]</text:p>
          </table:table-cell>
          <table:table-cell table:style-name="ce8" table:formula="of:=(2*PI()*[.$A$37])^(-1) * ( ([.D46]*[.B46])^(-1) - ([.D46])^(-2) )^(1/2)" office:value-type="float" office:value="0.0000000000120017166617336" calcext:value-type="float">
            <text:p>12.00E-12</text:p>
          </table:table-cell>
          <table:table-cell office:value-type="string" calcext:value-type="string">
            <text:p>L2 [H]</text:p>
          </table:table-cell>
          <table:table-cell table:style-name="ce8" table:formula="of:=[.F46]/(([.D46])^(-2)+(2*PI()*[.$A$37])^(2)*([.F46])^2)" office:value-type="float" office:value="0.00000000927267184709105" calcext:value-type="float">
            <text:p>9.27E-9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Output Network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an’s sqrt(ZH*ZL) Hack Job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<text:span text:style-name="T1">center</text:span> [Hz]</text:p>
          </table:table-cell>
          <table:table-cell table:number-columns-repeated="12"/>
        </table:table-row>
        <table:table-row table:style-name="ro1">
          <table:table-cell table:style-name="ce3" office:value-type="float" office:value="400000000" calcext:value-type="float">
            <text:p>400E+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0 [<text:span text:style-name="T2">Ω]</text:span>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-St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formula="of:=[.A53]" office:value-type="float" office:value="4.5" calcext:value-type="float">
            <text:p>4.5</text:p>
          </table:table-cell>
          <table:table-cell office:value-type="string" calcext:value-type="string">
            <text:p>Z0 [<text:span text:style-name="T2">Ω]</text:span></text:p>
          </table:table-cell>
          <table:table-cell table:formula="of:=[.A55]" office:value-type="float" office:value="50" calcext:value-type="float">
            <text:p>50</text:p>
          </table:table-cell>
          <table:table-cell office:value-type="string" calcext:value-type="string">
            <text:p>C1 [F]</text:p>
          </table:table-cell>
          <table:table-cell table:style-name="ce8" table:formula="of:=(2*PI()*[.$A$37])^(-1) * ( ([.D57]*[.B57])^(-1) - ([.D57])^(-2) )^(1/2)" office:value-type="float" office:value="0.000000000025304023219107" calcext:value-type="float">
            <text:p>25.30E-12</text:p>
          </table:table-cell>
          <table:table-cell office:value-type="string" calcext:value-type="string">
            <text:p>L1 [H]</text:p>
          </table:table-cell>
          <table:table-cell table:style-name="ce8" table:formula="of:=[.F57]/(([.D57])^(-2)+(2*PI()*[.$A$37])^(2)*([.F57])^2)" office:value-type="float" office:value="0.00000000569340522429908" calcext:value-type="float">
            <text:p>5.69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o-St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 [<text:span text:style-name="T2">Ω]</text:span></text:p>
          </table:table-cell>
          <table:table-cell table:formula="of:=[.A53]" office:value-type="float" office:value="4.5" calcext:value-type="float">
            <text:p>4.5</text:p>
          </table:table-cell>
          <table:table-cell office:value-type="string" calcext:value-type="string">
            <text:p>Z1 [<text:span text:style-name="T2">Ω]</text:span></text:p>
          </table:table-cell>
          <table:table-cell table:style-name="ce4" table:formula="of:=([.$A$53]*[.$A$55])^(1/2)" office:value-type="float" office:value="15" calcext:value-type="float">
            <text:p>15.0</text:p>
          </table:table-cell>
          <table:table-cell office:value-type="string" calcext:value-type="string">
            <text:p>C1 [F]</text:p>
          </table:table-cell>
          <table:table-cell table:style-name="ce8" table:formula="of:=(2*PI()*[.$A$37])^(-1) * ( ([.D59]*[.B59])^(-1) - ([.D59])^(-2) )^(1/2)" office:value-type="float" office:value="0.0000000000405188652191666" calcext:value-type="float">
            <text:p>40.52E-12</text:p>
          </table:table-cell>
          <table:table-cell office:value-type="string" calcext:value-type="string">
            <text:p>L1 [H]</text:p>
          </table:table-cell>
          <table:table-cell table:style-name="ce8" table:formula="of:=[.F59]/(([.D59])^(-2)+(2*PI()*[.$A$37])^(2)*([.F59])^2)" office:value-type="float" office:value="0.00000000273502340229375" calcext:value-type="float">
            <text:p>2.74E-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1 [<text:span text:style-name="T2">Ω]</text:span></text:p>
          </table:table-cell>
          <table:table-cell table:style-name="ce4" table:formula="of:=([.$A$53]*[.$A$55])^(1/2)" office:value-type="float" office:value="15" calcext:value-type="float">
            <text:p>15.0</text:p>
          </table:table-cell>
          <table:table-cell office:value-type="string" calcext:value-type="string">
            <text:p>Z0 [<text:span text:style-name="T2">Ω]</text:span></text:p>
          </table:table-cell>
          <table:table-cell table:formula="of:=[.A55]" office:value-type="float" office:value="50" calcext:value-type="float">
            <text:p>50</text:p>
          </table:table-cell>
          <table:table-cell office:value-type="string" calcext:value-type="string">
            <text:p>C2 [F]</text:p>
          </table:table-cell>
          <table:table-cell table:style-name="ce8" table:formula="of:=(2*PI()*[.$A$37])^(-1) * ( ([.D60]*[.B60])^(-1) - ([.D60])^(-2) )^(1/2)" office:value-type="float" office:value="0.00000000001215565956575" calcext:value-type="float">
            <text:p>12.16E-12</text:p>
          </table:table-cell>
          <table:table-cell office:value-type="string" calcext:value-type="string">
            <text:p>L2 [H]</text:p>
          </table:table-cell>
          <table:table-cell table:style-name="ce8" table:formula="of:=[.F60]/(([.D60])^(-2)+(2*PI()*[.$A$37])^(2)*([.F60])^2)" office:value-type="float" office:value="0.00000000911674467431249" calcext:value-type="float">
            <text:p>9.12E-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2" loext:min-decimal-places="2" number:min-integer-digits="1" number:min-exponent-digits="1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6T17:57:53.927775085</dc:date>
    <meta:editing-duration>PT10H7M11S</meta:editing-duration>
    <meta:editing-cycles>29</meta:editing-cycles>
    <meta:generator>LibreOffice/6.0.7.3$Linux_X86_64 LibreOffice_project/00m0$Build-3</meta:generator>
    <meta:document-statistic meta:table-count="1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inimum="1" chart:maximum="12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1" chart:maximum="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/>
    <style:style style:name="ch13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76cm" svg:height="15.858cm" xlink:href=".." xlink:type="simple" chart:class="chart:scatter" chart:style-name="ch1">
        <chart:title svg:x="5.711cm" svg:y="0.453cm" chart:style-name="ch2">
          <text:p>Normalized Intermediate Impedance vs. Transformation Ratio</text:p>
        </chart:title>
        <chart:legend chart:legend-position="end" svg:x="19.506cm" svg:y="6.634cm" style:legend-expansion="high" chart:style-name="ch3"/>
        <chart:plot-area chart:style-name="ch4" table:cell-range-address="Pozar_Chebyshev_Impedance_Transforms.A4:Pozar_Chebyshev_Impedance_Transforms.C11 Pozar_Chebyshev_Impedance_Transforms.B3:Pozar_Chebyshev_Impedance_Transforms.C3" chart:data-source-has-labels="row" svg:x="1.486cm" svg:y="1.549cm" svg:width="17.545cm" svg:height="13.011cm">
          <chartooo:coordinate-region svg:x="1.922cm" svg:y="1.749cm" svg:width="16.922cm" svg:height="12.164cm"/>
          <chart:axis chart:dimension="x" chart:name="primary-x" chart:style-name="ch5">
            <chart:title svg:x="8.058cm" svg:y="14.877cm" chart:style-name="ch6">
              <text:p>Transformation Ration [ZL/ZS]</text:p>
            </chart:title>
            <chart:grid chart:style-name="ch7" chart:class="major"/>
          </chart:axis>
          <chart:axis chart:dimension="y" chart:name="primary-y" chart:style-name="ch8">
            <chart:title svg:x="0.451cm" svg:y="11.273cm" chart:style-name="ch9">
              <text:p>Normalized Intermediate Impedance [Z1/ZS]</text:p>
            </chart:title>
            <chart:grid chart:style-name="ch7" chart:class="major"/>
          </chart:axis>
          <chart:series chart:style-name="ch10" chart:values-cell-range-address="Pozar_Chebyshev_Impedance_Transforms.B4:Pozar_Chebyshev_Impedance_Transforms.B11" chart:label-cell-address="Pozar_Chebyshev_Impedance_Transforms.B3:Pozar_Chebyshev_Impedance_Transforms.B3" chart:class="chart:scatter">
            <chart:domain table:cell-range-address="Pozar_Chebyshev_Impedance_Transforms.A4:Pozar_Chebyshev_Impedance_Transforms.A11"/>
            <chart:regression-curve chart:style-name="ch11">
              <chart:equation chart:display-equation="true" chart:display-r-square="false" svg:x="10.107cm" svg:y="13.044cm" chart:style-name="ch12"/>
            </chart:regression-curve>
            <chart:data-point chart:repeated="8"/>
          </chart:series>
          <chart:series chart:style-name="ch13" chart:values-cell-range-address="Pozar_Chebyshev_Impedance_Transforms.C4:Pozar_Chebyshev_Impedance_Transforms.C11" chart:label-cell-address="Pozar_Chebyshev_Impedance_Transforms.C3:Pozar_Chebyshev_Impedance_Transforms.C3" chart:class="chart:scatter">
            <chart:regression-curve chart:style-name="ch14"/>
            <chart:regression-curve chart:style-name="ch14">
              <chart:equation chart:display-equation="true" chart:display-r-square="false" svg:x="3.186cm" svg:y="7.874cm" chart:style-name="ch12"/>
            </chart:regression-curve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1/Z0</text:p>
                <draw:g>
                  <svg:desc>Pozar_Chebyshev_Impedance_Transforms.B3:Pozar_Chebyshev_Impedance_Transforms.B3</svg:desc>
                </draw:g>
              </table:table-cell>
              <table:table-cell office:value-type="string">
                <text:p>Z2/Z0</text:p>
                <draw:g>
                  <svg:desc>Pozar_Chebyshev_Impedance_Transforms.C3:Pozar_Chebyshev_Impedance_Transform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zar_Chebyshev_Impedance_Transforms.A4:Pozar_Chebyshev_Impedance_Transforms.A11</svg:desc>
                </draw:g>
              </table:table-cell>
              <table:table-cell office:value-type="float" office:value="1">
                <text:p>1</text:p>
                <draw:g>
                  <svg:desc>Pozar_Chebyshev_Impedance_Transforms.B4:Pozar_Chebyshev_Impedance_Transforms.B11</svg:desc>
                </draw:g>
              </table:table-cell>
              <table:table-cell office:value-type="float" office:value="1">
                <text:p>1</text:p>
                <draw:g>
                  <svg:desc>Pozar_Chebyshev_Impedance_Transforms.C4:Pozar_Chebyshev_Impedance_Transforms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1347">
                <text:p>1.1347</text:p>
              </table:table-cell>
              <table:table-cell office:value-type="float" office:value="1.3219">
                <text:p>1.3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193">
                <text:p>1.2193</text:p>
              </table:table-cell>
              <table:table-cell office:value-type="float" office:value="1.6402">
                <text:p>1.6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494">
                <text:p>1.3494</text:p>
              </table:table-cell>
              <table:table-cell office:value-type="float" office:value="2.2232">
                <text:p>2.2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45">
                <text:p>1.45</text:p>
              </table:table-cell>
              <table:table-cell office:value-type="float" office:value="2.7585">
                <text:p>2.7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047">
                <text:p>1.6047</text:p>
              </table:table-cell>
              <table:table-cell office:value-type="float" office:value="3.7389">
                <text:p>3.7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7244">
                <text:p>1.7244</text:p>
              </table:table-cell>
              <table:table-cell office:value-type="float" office:value="4.6393">
                <text:p>4.6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8233">
                <text:p>1.8233</text:p>
              </table:table-cell>
              <table:table-cell office:value-type="float" office:value="5.4845">
                <text:p>5.4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